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B0000003379156613E594B1513.png" manifest:media-type="image/png"/>
  <manifest:file-entry manifest:full-path="Pictures/10000201000004B000000337ED9F75999DD1FF8A.png" manifest:media-type="image/png"/>
  <manifest:file-entry manifest:full-path="Pictures/10000201000004B00000033745B9F7C94E2045CB.png" manifest:media-type="image/png"/>
  <manifest:file-entry manifest:full-path="Pictures/10000201000004B0000003370AEBA4250E48B97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intage-title">
      <style:graphic-properties fo:min-height="3.506cm"/>
    </style:style>
    <style:style style:name="pr2" style:family="presentation" style:parent-style-name="Vintage-outline1">
      <style:graphic-properties fo:min-height="11.929cm"/>
    </style:style>
    <style:style style:name="pr3" style:family="presentation" style:parent-style-name="Vintage-notes">
      <style:graphic-properties draw:fill-color="#ffffff" draw:auto-grow-height="true" fo:min-height="13.364cm"/>
    </style:style>
    <style:style style:name="pr4" style:family="presentation" style:parent-style-name="Standard_20_1-title">
      <style:graphic-properties draw:auto-grow-height="true" fo:min-height="3.193cm"/>
    </style:style>
    <style:style style:name="pr5" style:family="presentation" style:parent-style-name="Standard_20_1-outline1">
      <style:graphic-properties fo:min-height="11.929cm"/>
    </style:style>
    <style:style style:name="pr6" style:family="presentation" style:parent-style-name="Standard_20_1-notes">
      <style:graphic-properties draw:fill-color="#ffffff" draw:auto-grow-height="true" fo:min-height="13.364cm"/>
    </style:style>
    <style:style style:name="pr7" style:family="presentation" style:parent-style-name="Standard_20_2-title">
      <style:graphic-properties draw:auto-grow-height="true" fo:min-height="3.163cm"/>
    </style:style>
    <style:style style:name="pr8" style:family="presentation" style:parent-style-name="Standard_20_2-outline1">
      <style:graphic-properties fo:min-height="11.929cm"/>
    </style:style>
    <style:style style:name="pr9" style:family="presentation" style:parent-style-name="Standard_20_2-notes">
      <style:graphic-properties draw:fill-color="#ffffff" draw:auto-grow-height="true" fo:min-height="13.364cm"/>
    </style:style>
    <style:style style:name="pr10" style:family="presentation" style:parent-style-name="Standard_20_2-title">
      <style:graphic-properties fo:min-height="3.163cm"/>
    </style:style>
    <style:style style:name="pr11" style:family="presentation" style:parent-style-name="Standard_20_2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Liberation Mono" fo:font-size="40pt" style:font-size-asian="40pt" style:font-size-complex="40pt"/>
    </style:style>
    <style:style style:name="P4" style:family="paragraph">
      <style:text-properties style:font-name="Liberation Mono" fo:font-size="40pt" style:font-size-asian="40pt" style:font-size-complex="40pt"/>
    </style:style>
    <style:style style:name="P5" style:family="paragraph">
      <style:text-properties style:font-name="Liberation Mono"/>
    </style:style>
    <style:style style:name="P6" style:family="paragraph">
      <style:text-properties style:font-name="Liberation Mono" fo:font-size="30pt" style:font-size-asian="30pt" style:font-size-complex="30pt"/>
    </style:style>
    <style:style style:name="P7" style:family="paragraph">
      <style:paragraph-properties fo:text-align="start"/>
      <style:text-properties style:font-name="Liberation Mono" fo:font-size="30pt" fo:language="en" fo:country="US" style:font-size-asian="30pt" style:font-size-complex="30pt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style:font-name="Liberation Mono" fo:font-size="40pt" style:font-size-asian="40pt" style:font-size-complex="40pt"/>
    </style:style>
    <style:style style:name="T2" style:family="text">
      <style:text-properties style:font-name="Liberation Mono" fo:font-size="30pt" style:font-size-asian="30pt" style:font-size-complex="30pt"/>
    </style:style>
    <style:style style:name="T3" style:family="text">
      <style:text-properties style:font-name="Liberation Mono" fo:font-weight="bold" style:font-weight-asian="bold" style:font-weight-complex="bold"/>
    </style:style>
    <style:style style:name="T4" style:family="text">
      <style:text-properties style:font-name="Liberation Mono"/>
    </style:style>
    <style:style style:name="T5" style:family="text">
      <style:text-properties style:font-name="Liberation Mono" fo:font-size="25pt" style:font-size-asian="25pt" style:font-size-complex="25pt"/>
    </style:style>
    <style:style style:name="T6" style:family="text">
      <style:text-properties fo:color="#000000" style:text-outline="false" style:text-line-through-style="none" style:text-line-through-type="none" style:font-name="Liberation Mono" fo:font-size="15pt" fo:font-style="normal" fo:text-shadow="none" style:text-underline-style="none" fo:font-weight="normal" style:letter-kerning="true" style:font-size-asian="15pt" style:font-size-complex="15pt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Mono" fo:font-size="30pt" fo:font-style="normal" fo:text-shadow="none" style:text-underline-style="none" fo:font-weight="normal" style:letter-kerning="true" style:font-size-asian="30pt" style:font-size-complex="30pt" style:text-emphasize="none" style:font-relief="none" style:text-overline-style="none" style:text-overline-color="font-color"/>
    </style:style>
    <style:style style:name="T8" style:family="text">
      <style:text-properties style:font-name="Liberation Mono" fo:font-size="30pt" fo:language="en" fo:country="US" style:font-size-asian="30pt" style:font-size-complex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 xml:id="id1" draw:id="id1">
        <office:forms form:automatic-focus="false" form:apply-design-mode="false"/>
        <draw:frame presentation:style-name="pr1" draw:layer="layout" svg:width="25.199cm" svg:height="3.506cm" svg:x="1.4cm" svg:y="8.8cm" presentation:class="title" presentation:user-transformed="true">
          <draw:text-box>
            <text:p>HTML el elemento head</text:p>
          </draw:text-box>
        </draw:frame>
        <draw:frame presentation:style-name="pr2" draw:layer="layout" svg:width="24.639cm" svg:height="7.2cm" svg:x="1.4cm" svg:y="13.2cm" presentation:class="outline" presentation:user-transformed="true">
          <draw:text-box>
            <text:list text:style-name="L2">
              <text:list-item>
                <text:p>Bienvenido </text:p>
              </text:list-item>
            </text:list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 xml:id="id2" draw:id="id2">
        <office:forms form:automatic-focus="false" form:apply-design-mode="false"/>
        <draw:frame presentation:style-name="pr4" draw:text-style-name="P3" draw:layer="layout" svg:width="23.6cm" svg:height="3.193cm" svg:x="-0.2cm" svg:y="0.6cm" presentation:class="title" presentation:user-transformed="true">
          <draw:text-box>
            <text:p text:style-name="P2"><text:span text:style-name="T1"><text:s/></text:span><text:span text:style-name="T1">En la cabeza del documento </text:span>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&lt;head&gt; </text:p>
              </text:list-item>
              <text:list-item>
                <text:p>&lt;title&gt; </text:p>
              </text:list-item>
              <text:list-item>
                <text:p>&lt;base&gt; </text:p>
              </text:list-item>
              <text:list-item>
                <text:p>&lt;link&gt; </text:p>
              </text:list-item>
              <text:list-item>
                <text:p>&lt;meta&gt; </text:p>
              </text:list-item>
              <text:list-item>
                <text:p>&lt;script&gt; </text:p>
              </text:list-item>
              <text:list-item>
                <text:p>&lt;style&gt; <text:tab/></text:p>
              </text:list-item>
            </text:list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 presentation:presentation-page-layout-name="AL1T1" xml:id="id3" draw:id="id3">
        <office:forms form:automatic-focus="false" form:apply-design-mode="false"/>
        <draw:frame presentation:style-name="pr7" draw:text-style-name="P4" draw:layer="layout" svg:width="21.4cm" svg:height="3.163cm" svg:x="1.4cm" svg:y="0.837cm" presentation:class="title">
          <draw:text-box>
            <text:p><text:span text:style-name="T1">Meta datos <text:s/></text:span></text:p>
          </draw:text-box>
        </draw:frame>
        <draw:frame presentation:style-name="pr8" draw:text-style-name="P5" draw:layer="layout" svg:width="24.639cm" svg:height="12.179cm" svg:x="1.4cm" svg:y="4.914cm" presentation:class="outline">
          <draw:text-box>
            <text:list text:style-name="L3">
              <text:list-item>
                <text:p><text:span text:style-name="T2">No son un estándar</text:span></text:p>
              </text:list-item>
              <text:list-item>
                <text:p><text:span text:style-name="T2">Los buscadores tiene </text:span><text:span text:style-name="T2">interpretaciones distintas y algunos </text:span><text:span text:style-name="T2">son propios de cada navegador. <text:s/></text:span></text:p>
              </text:list-item>
              <text:list-item>
                <text:p><text:span text:style-name="T2">W3.org dice :</text:span></text:p>
                <text:p><text:span text:style-name="T2">====================================</text:span><text:span text:style-name="T2">==========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3"><text:s/></text:span><text:span text:style-name="T3">&lt;HEAD </text:span><text:span text:style-name="T3">profile="http://www.acme.com/profiles/core"&gt;</text:span></text:p>
                          </text:list-item>
                          <text:list-item>
                            <text:p><text:span text:style-name="T3"><text:s text:c="2"/></text:span><text:span text:style-name="T3">&lt;TITLE&gt;How to complete Memorandum cover </text:span><text:span text:style-name="T3">sheets&lt;/TITLE&gt;</text:span></text:p>
                          </text:list-item>
                          <text:list-item>
                            <text:p><text:span text:style-name="T3"><text:s text:c="2"/></text:span><text:span text:style-name="T3">&lt;META name="author" content="John Doe"&gt;</text:span></text:p>
                          </text:list-item>
                          <text:list-item>
                            <text:p><text:span text:style-name="T3"><text:s text:c="2"/></text:span><text:span text:style-name="T3">&lt;META name="copyright" content="&amp;copy; 1997 </text:span><text:span text:style-name="T3">Acme Corp."&gt;</text:span></text:p>
                          </text:list-item>
                          <text:list-item>
                            <text:p><text:span text:style-name="T3"><text:s text:c="2"/></text:span><text:span text:style-name="T3">&lt;META name="keywords" </text:span><text:span text:style-name="T3"><text:tab/></text:span><text:span text:style-name="T3">content="corporate,guidelines,cataloging"&gt;</text:span></text:p>
                          </text:list-item>
                          <text:list-item>
                            <text:p><text:span text:style-name="T3"><text:s text:c="2"/></text:span><text:span text:style-name="T3">&lt;META name="date" content="1994-11-</text:span><text:span text:style-name="T3">06T08:49:37+00:00"&gt;</text:span></text:p>
                          </text:list-item>
                          <text:list-item>
                            <text:p><text:span text:style-name="T3"><text:s/></text:span><text:span text:style-name="T3">&lt;/HEAD&gt;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2" presentation:presentation-page-layout-name="AL1T1" xml:id="id4" draw:id="id4">
        <office:forms form:automatic-focus="false" form:apply-design-mode="false"/>
        <draw:frame presentation:style-name="pr10" draw:layer="layout" svg:width="21.4cm" svg:height="3.163cm" svg:x="1.4cm" svg:y="0.837cm" presentation:class="title">
          <draw:text-box>
            <text:p><text:span text:style-name="T2">W3.org dice</text:span></text:p>
          </draw:text-box>
        </draw:frame>
        <draw:frame presentation:style-name="pr8" draw:text-style-name="P5" draw:layer="layout" svg:width="24.639cm" svg:height="12.179cm" svg:x="1.4cm" svg:y="4.914cm" presentation:class="outline">
          <draw:text-box>
            <text:list text:style-name="L3">
              <text:list-header>
                <text:p><text:span text:style-name="T4"/></text:p>
              </text:list-header>
              <text:list-item>
                <text:p><text:span text:style-name="T4">name = nombre [CS]</text:span></text:p>
              </text:list-item>
              <text:list-item>
                <text:p><text:span text:style-name="T4"><text:s/></text:span><text:span text:style-name="T4">Este atributo identifica un </text:span><text:span text:style-name="T4">nombre de propiedad. Esta </text:span><text:span text:style-name="T4">especificación no enumera valores </text:span><text:span text:style-name="T4">legales para este atributo.</text:span></text:p>
              </text:list-item>
              <text:list-item>
                <text:p><text:span text:style-name="T4">content = cdata [CS]</text:span></text:p>
              </text:list-item>
              <text:list-item>
                <text:p><text:span text:style-name="T4"><text:s/></text:span><text:span text:style-name="T4">Este atributo especifica el valor </text:span><text:span text:style-name="T4">de una propiedad. Esta </text:span><text:span text:style-name="T4">especificación no enumera valores </text:span><text:span text:style-name="T4">legales para este atributo.</text:span></text:p>
              </text:list-item>
              <text:list-item>
                <text:p><text:span text:style-name="T4">shema = cdata [CS]</text:span></text:p>
              </text:list-item>
              <text:list-item>
                <text:p><text:span text:style-name="T4"><text:s/></text:span><text:span text:style-name="T4">Este atributo nombra un esquema </text:span><text:span text:style-name="T4">que se utilizará para interpretar </text:span><text:span text:style-name="T4">el valor de la propiedad (consulte </text:span><text:span text:style-name="T4">la sección sobre perfiles para más </text:span><text:span text:style-name="T4">detalles).</text:span></text:p>
              </text:list-item>
              <text:list-item>
                <text:p><text:span text:style-name="T4">http-equiv = nombre [CI]</text:span></text:p>
              </text:list-item>
              <text:list-item>
                <text:p><text:span text:style-name="T4"><text:s/></text:span><text:span text:style-name="T4">Este atributo se puede usar en </text:span><text:span text:style-name="T4">lugar del atributo de nombre. Los </text:span><text:span text:style-name="T4">servidores HTTP usan este atributo </text:span><text:span text:style-name="T4">para recopilar información para </text:span><text:span text:style-name="T4">los encabezados de mensajes de </text:span><text:span text:style-name="T4">respuesta HTTP.</text:span></text:p>
              </text:list-item>
            </text:list>
          </draw:text-box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2" presentation:presentation-page-layout-name="AL1T1" xml:id="id5" draw:id="id5">
        <office:forms form:automatic-focus="false" form:apply-design-mode="false"/>
        <draw:frame presentation:style-name="pr10" draw:layer="layout" svg:width="21.4cm" svg:height="3.163cm" svg:x="1.4cm" svg:y="0.837cm" presentation:class="title" presentation:user-transformed="true">
          <draw:text-box>
            <text:p><text:span text:style-name="T2">W3.org dice</text:span></text:p>
          </draw:text-box>
        </draw:frame>
        <draw:frame presentation:style-name="pr8" draw:text-style-name="P6" draw:layer="layout" svg:width="24.639cm" svg:height="12.179cm" svg:x="1.4cm" svg:y="4.914cm" presentation:class="outline">
          <draw:text-box>
            <text:list text:style-name="L3">
              <text:list-header>
                <text:p><text:span text:style-name="T5"/></text:p>
              </text:list-header>
              <text:list-item>
                <text:p><text:span text:style-name="T5">Los agentes de usuario no están obligados a </text:span><text:span text:style-name="T5">soportar mecanismos de metadatos. Para </text:span><text:span text:style-name="T5">aquellos que eligen admitir metadatos, esta </text:span><text:span text:style-name="T5">especificación no define cómo se deben </text:span><text:span text:style-name="T5">interpretar los metadatos.</text:span></text:p>
              </text:list-item>
              <text:list-item>
                <text:p><text:span text:style-name="T6"><text:a xlink:href="https://www.w3.org/TR/1998/REC-html40-19980424/struct/global.html#meta-data" xlink:type="simple">https://www.w3.org/TR/1998/REC-html40-19980424/struct/global.html#meta-data</text:a></text:span><text:span text:style-name="T7"><text:s/></text:span></text:p>
              </text:list-item>
            </text:list>
          </draw:text-box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2" presentation:presentation-page-layout-name="AL1T1" xml:id="id6" draw:id="id6">
        <office:forms form:automatic-focus="false" form:apply-design-mode="false"/>
        <draw:frame presentation:style-name="pr10" draw:layer="layout" svg:width="21.4cm" svg:height="3.163cm" svg:x="1.4cm" svg:y="0.837cm" presentation:class="title" presentation:user-transformed="true">
          <draw:text-box>
            <text:p>MDN dice </text:p>
          </draw:text-box>
        </draw:frame>
        <draw:frame presentation:style-name="pr8" draw:layer="layout" svg:width="24.639cm" svg:height="12.179cm" svg:x="1.4cm" svg:y="4.914cm" presentation:class="outline">
          <draw:text-box>
            <text:list text:style-name="L3">
              <text:list-item>
                <text:p>El tipo de metadatos proporcionados por el meta elemento puede ser uno de los siguientes:</text:p>
              </text:list-item>
              <text:list-item>
                <text:p><text:s text:c="4"/>Si se establece el atributo de nombre, el elemento meta proporciona metadatos a nivel de documento, que se aplican a toda la página.</text:p>
              </text:list-item>
              <text:list-item>
                <text:p><text:s text:c="4"/>Si se establece el atributo http-equiv, el meta elemento es una directiva pragma, que proporciona información equivalente a la que puede proporcionar un encabezado HTTP con un nombre similar.</text:p>
              </text:list-item>
              <text:list-item>
                <text:p><text:s text:c="4"/>Si se establece el atributo charset, el meta elemento es una declaración de conjunto de caracteres, que proporciona la codificación de caracteres en la que se codifica el documento.</text:p>
              </text:list-item>
              <text:list-item>
                <text:p><text:s text:c="4"/>Si se establece el atributo itemprop, el meta elemento proporciona metadatos definidos por el usuario.</text:p>
              </text:list-item>
              <text:list-item>
                <text:p><text:a xlink:href="https://developer.mozilla.org/en-US/docs/Web/HTML/Element/meta" xlink:type="simple">https://developer.mozilla.org/en-US/docs/Web/HTML/Element/meta</text:a><text:s/></text:p>
              </text:list-item>
            </text:list>
          </draw:text-box>
        </draw:frame>
        <anim:par presentation:node-type="timing-root">
          <anim:par smil:begin="id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intage" presentation:presentation-page-layout-name="AL2T19" xml:id="id7" draw:id="id7">
        <office:forms form:automatic-focus="false" form:apply-design-mode="false"/>
        <draw:frame presentation:style-name="pr1" draw:text-style-name="P7" draw:layer="layout" svg:width="18.599cm" svg:height="3.506cm" svg:x="7.3cm" svg:y="8.8cm" presentation:class="title" presentation:user-transformed="true">
          <draw:text-box>
            <text:p><text:span text:style-name="T8">Carlos Alemán <text:s/></text:span><text:span text:style-name="T8"><text:line-break/></text:span><text:span text:style-name="T8">#codefuncode</text:span></text:p>
          </draw:text-box>
        </draw:frame>
        <anim:par presentation:node-type="timing-root">
          <anim:par smil:begin="id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shrink-to-fit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Liberation Serif" fo:font-size="14pt"/>
    </style:style>
    <style:style style:name="MP7" style:family="paragraph">
      <loext:graphic-properties draw:fill="none" draw:fill-color="#ffffff"/>
      <style:text-properties style:font-name="Liberation Serif" fo:font-size="14pt"/>
    </style:style>
    <style:style style:name="MP8" style:family="paragraph">
      <style:paragraph-properties fo:text-align="center"/>
      <style:text-properties style:font-name="Liberation Serif" fo:font-size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erif" fo:font-size="14pt"/>
    </style:style>
    <style:style style:name="MP10" style:family="paragraph">
      <style:paragraph-properties fo:text-align="end"/>
      <style:text-properties style:font-name="Liberation Serif" fo:font-size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"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eri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draw:frame draw:style-name="Mgr3" draw:text-style-name="MP5" draw:layer="backgroundobjects" svg:width="28cm" svg:height="21cm" svg:x="0cm" svg:y="0cm">
        <draw:image xlink:href="Pictures/10000201000004B000000337ED9F75999DD1FF8A.png" xlink:type="simple" xlink:show="embed" xlink:actuate="onLoad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5" draw:layer="backgroundobjects" svg:width="28cm" svg:height="21.004cm" svg:x="0cm" svg:y="-0.004cm">
        <draw:image xlink:href="Pictures/10000201000004B0000003370AEBA4250E48B97A.png" xlink:type="simple" xlink:show="embed" xlink:actuate="onLoad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5" draw:layer="backgroundobjects" svg:width="28cm" svg:height="21cm" svg:x="0cm" svg:y="0cm">
        <draw:image xlink:href="Pictures/10000201000004B0000003379156613E594B1513.png" xlink:type="simple" xlink:show="embed" xlink:actuate="onLoad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5" draw:layer="backgroundobjects" svg:width="28cm" svg:height="21cm" svg:x="0cm" svg:y="0cm">
        <draw:image xlink:href="Pictures/10000201000004B00000033745B9F7C94E2045CB.png" xlink:type="simple" xlink:show="embed" xlink:actuate="onLoad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8T11:48:34.136448024</meta:creation-date>
    <meta:editing-duration>PT2H6M41S</meta:editing-duration>
    <meta:editing-cycles>12</meta:editing-cycles>
    <meta:generator>LibreOffice/6.0.7.3$Linux_X86_64 LibreOffice_project/00m0$Build-3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meta:initial-creator>codefuncode </meta:initial-creator>
    <dc:date>2020-06-09T12:34:28.993300978</dc:date>
    <dc:creator>codefuncode </dc:creator>
    <meta:document-statistic meta:object-count="85"/>
  </office:meta>
</office:document-meta>
</file>